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God of Abraham Praise</text:p>
      <text:p text:style-name="P1"/>
      <text:p text:style-name="P3">The God of Abraham praise,</text:p>
      <text:p text:style-name="P3">All praised be His name,</text:p>
      <text:p text:style-name="P3">Who was and is and is to be,</text:p>
      <text:p text:style-name="P3">Always the same!</text:p>
      <text:p text:style-name="P3">The one eternal God,</text:p>
      <text:p text:style-name="P3">Whose timelessness is clear;</text:p>
      <text:p text:style-name="P3">The First, the Last beyond all thought,</text:p>
      <text:p text:style-name="P3">Throughout the years.</text:p>
      <text:p text:style-name="P3"/>
      <text:p text:style-name="P3">His spirit floweth free,</text:p>
      <text:p text:style-name="P3">High surging where it will;</text:p>
      <text:p text:style-name="P3">In prophet's word He spoke of old,</text:p>
      <text:p text:style-name="P3">He speaketh still.</text:p>
      <text:p text:style-name="P3">Established is His law,</text:p>
      <text:p text:style-name="P3">And changeless it shall stand,</text:p>
      <text:p text:style-name="P3">Now written deep upon the heart,</text:p>
      <text:p text:style-name="P3">On sea or land.</text:p>
      <text:p text:style-name="P3"/>
      <text:p text:style-name="P3">He hath eternal life</text:p>
      <text:p text:style-name="P3">Implanted in the soul;</text:p>
      <text:p text:style-name="P3">His love shall be our strengthening</text:p>
      <text:p text:style-name="P3">While ages roll.</text:p>
      <text:p text:style-name="P3">Praise to the living God!</text:p>
      <text:p text:style-name="P3">All praised be His Name.</text:p>
      <text:p text:style-name="P3">Who was and is and is to be,</text:p>
      <text:p text:style-name="P3">Always the same!</text:p>
      <text:p text:style-name="P3"/>
      <text:p text:style-name="P3"/>
      <text:p text:style-name="P3">Composer: Hebrew Melody (LEON)</text:p>
      <text:p text:style-name="P3">Lyricist: Revised version of the Yigdal</text:p>
      <text:p text:style-name="P3"><text:tab/><text:tab/><text:tab/>Daniel ben Jud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5T10:53:47</meta:creation-date>
    <meta:editing-duration>PT8M41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8" meta:word-count="133" meta:character-count="704"/>
    <dc:date>2018-12-15T11:02:27</dc:date>
    <dc:creator>Hank Warren</dc:creator>
    <meta:template xlink:type="simple" xlink:actuate="onRequest" xlink:title="TubaHymn" xlink:href="../../../../../../Library/Application%20Support/OpenOffice/4/user/template/TubaHymn.ott" meta:date="2018-12-15T10:53:46"/>
  </office:meta>
</office:document-meta>
</file>